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ENERAL RULES FOR ALL PEOPLE (11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ENERAL RULES FOR ALL PEOPLE (11:1-6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Be generous (11:1-2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on't delay in matters of sowing and reaping (11:3-4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Don't try to understand the work of God (11:5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Keep on sowing your seed (11:6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ECCLESIASTES 11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GENERAL RULES FOR ALL PEOPLE (11:1-6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PECIAL RULES FOR YOUNG PEOPLE (11:7-10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SPECIAL RULES FOR YOUNG PEOPLE (11:7-10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Rejoice (11:7-9a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Remember (11:9b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ECCLESIASTES 11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GENERAL RULES FOR ALL PEOPLE (11:1-6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SPECIAL RULES FOR YOUNG PEOPLE (11:7-10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1 </dc:title>
    <meta:initial-creator>David STRICKLAND</meta:initial-creator>
    <dc:creator>David STRICKLAND</dc:creator>
    <meta:creation-date>2020-02-22T17:30:40Z</meta:creation-date>
    <dc:date>2020-02-22T17:30:41Z</dc:date>
    <meta:template xlink:href="BibleStudy" xlink:type="simple"/>
    <meta:editing-cycles>1</meta:editing-cycles>
    <meta:editing-duration>PT0S</meta:editing-duration>
    <meta:document-statistic meta:paragraph-count="16" meta:word-count="111"/>
  </office:meta>
</office:document-meta>
</file>